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22cm" fo:min-width="0.6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22cm" fo:min-width="1.1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22cm" fo:min-width="1.072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78cm" fo:min-width="0.014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789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5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5cm" fo:min-width="0.4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006cm" fo:min-width="0c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319cm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22cm" fo:min-width="0.372cm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0.395cm"/>
    </style:style>
    <style:style style:name="gr16" style:family="graphic" style:parent-style-name="standard">
      <style:graphic-properties draw:stroke="none" svg:stroke-color="#000000" draw:fill="none" draw:fill-color="#ffffff" fo:min-height="0.273cm"/>
    </style:style>
    <style:style style:name="gr17" style:family="graphic" style:parent-style-name="standard">
      <style:graphic-properties draw:stroke="none" svg:stroke-color="#000000" draw:fill="none" draw:fill-color="#ffffff" fo:min-height="0.636cm"/>
    </style:style>
    <style:style style:name="gr18" style:family="graphic" style:parent-style-name="standard">
      <style:graphic-properties draw:stroke="none" svg:stroke-color="#000000" draw:fill="none" draw:fill-color="#ffffff" fo:min-height="0.23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8pt"/>
    </style:style>
    <style:style style:name="P10" style:family="paragraph">
      <loext:graphic-properties draw:fill="none" draw:fill-color="#ffffff"/>
      <style:text-properties fo:font-size="6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size-asian="10pt" style:font-size-complex="10pt"/>
    </style:style>
    <style:style style:name="T7" style:family="text">
      <style:text-properties fo:font-size="6pt" style:font-size-asian="10pt" style:font-size-complex="10pt"/>
    </style:style>
    <style:style style:name="T8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.2cm" svg:height="0.4cm" svg:x="0.5cm" svg:y="4.6cm">
          <text:p text:style-name="P1"><text:span text:style-name="T1">ready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0.4cm" svg:x="1.7cm" svg:y="4.6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0.4cm" svg:x="3.3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cm" svg:height="0.4cm" svg:x="1.7cm" svg:y="4.6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cm" svg:height="0.4cm" svg:x="5cm" svg:y="4.6cm">
          <text:p text:style-name="P1"><text:span text:style-name="T1">stag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0.4cm" svg:x="6.6cm" svg:y="4.6cm">
          <text:p text:style-name="P1"><text:span text:style-name="T1">ready 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1cm" svg:y1="5cm" svg:x2="1.1cm" svg:y2="5.8cm">
          <text:p/>
        </draw:line>
        <draw:line draw:style-name="gr4" draw:text-style-name="P3" draw:layer="layout" svg:x1="1.1cm" svg:y1="5.8cm" svg:x2="7.7cm" svg:y2="5.8cm">
          <text:p/>
        </draw:line>
        <draw:line draw:style-name="gr4" draw:text-style-name="P3" draw:layer="layout" svg:x1="7.2cm" svg:y1="5cm" svg:x2="7.2cm" svg:y2="5.4cm">
          <text:p/>
        </draw:line>
        <draw:line draw:style-name="gr4" draw:text-style-name="P3" draw:layer="layout" svg:x1="7.2cm" svg:y1="5.4cm" svg:x2="7.8cm" svg:y2="5.4cm">
          <text:p/>
        </draw:line>
        <draw:custom-shape draw:style-name="gr5" draw:text-style-name="P4" draw:layer="layout" svg:width="0.6cm" svg:height="0.6cm" svg:x="7.8cm" svg:y="5.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4" draw:text-style-name="P3" draw:layer="layout" svg:x1="8.4cm" svg:y1="5.6cm" svg:x2="8.7cm" svg:y2="5.6cm">
          <text:p/>
        </draw:line>
        <draw:frame draw:style-name="gr6" draw:text-style-name="P5" draw:layer="layout" svg:width="1.9cm" svg:height="1.039cm" svg:x="8.5cm" svg:y="5.2cm">
          <draw:text-box>
            <text:p><text:span text:style-name="T2">request</text:span></text:p>
            <text:p><text:span text:style-name="T2"><text:s text:c="2"/></text:span><text:span text:style-name="T3">IQS - 1</text:span></text:p>
          </draw:text-box>
        </draw:frame>
        <draw:custom-shape draw:style-name="gr1" draw:text-style-name="P2" draw:layer="layout" svg:width="1.2cm" svg:height="0.4cm" svg:x="0.493cm" svg:y="2.094cm">
          <text:p text:style-name="P1"><text:span text:style-name="T1">ready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0.4cm" svg:x="1.693cm" svg:y="2.094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0.4cm" svg:x="3.293cm" svg:y="2.0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cm" svg:height="0.4cm" svg:x="1.693cm" svg:y="2.094cm">
          <text:p text:style-name="P1"><text:span text:style-name="T1">stag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cm" svg:height="0.4cm" svg:x="4.993cm" svg:y="2.094cm">
          <text:p text:style-name="P1"><text:span text:style-name="T1">stag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0.4cm" svg:x="6.593cm" svg:y="2.094cm">
          <text:p text:style-name="P1"><text:span text:style-name="T1">ready 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093cm" svg:y1="2.494cm" svg:x2="1.093cm" svg:y2="3.294cm">
          <text:p/>
        </draw:line>
        <draw:line draw:style-name="gr4" draw:text-style-name="P3" draw:layer="layout" svg:x1="1.093cm" svg:y1="3.294cm" svg:x2="7.7cm" svg:y2="3.3cm">
          <text:p/>
        </draw:line>
        <draw:line draw:style-name="gr4" draw:text-style-name="P3" draw:layer="layout" svg:x1="7.193cm" svg:y1="2.494cm" svg:x2="7.193cm" svg:y2="2.894cm">
          <text:p/>
        </draw:line>
        <draw:line draw:style-name="gr4" draw:text-style-name="P3" draw:layer="layout" svg:x1="7.193cm" svg:y1="2.894cm" svg:x2="7.793cm" svg:y2="2.894cm">
          <text:p/>
        </draw:line>
        <draw:custom-shape draw:style-name="gr7" draw:text-style-name="P4" draw:layer="layout" svg:width="0.6cm" svg:height="0.6cm" svg:x="7.793cm" svg:y="2.794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4" draw:text-style-name="P3" draw:layer="layout" svg:x1="8.393cm" svg:y1="3.094cm" svg:x2="8.693cm" svg:y2="3.094cm">
          <text:p/>
        </draw:line>
        <draw:frame draw:style-name="gr6" draw:text-style-name="P5" draw:layer="layout" svg:width="1.9cm" svg:height="1.039cm" svg:x="8.493cm" svg:y="2.694cm">
          <draw:text-box>
            <text:p><text:span text:style-name="T2">request</text:span></text:p>
            <text:p><text:span text:style-name="T2"><text:s text:c="6"/></text:span><text:span text:style-name="T2">0</text:span></text:p>
          </draw:text-box>
        </draw:frame>
        <draw:frame draw:style-name="gr8" draw:text-style-name="P6" draw:layer="layout" svg:width="1.6cm" svg:height="0.962cm" draw:transform="rotate (1.5707963267949) translate (0.938cm 4.7cm)">
          <draw:text-box>
            <text:p>…..</text:p>
          </draw:text-box>
        </draw:frame>
        <draw:frame draw:style-name="gr8" draw:text-style-name="P6" draw:layer="layout" svg:width="1.6cm" svg:height="0.962cm" draw:transform="rotate (1.5707963267949) translate (5.738cm 4.7cm)">
          <draw:text-box>
            <text:p>…..</text:p>
          </draw:text-box>
        </draw:frame>
        <draw:custom-shape draw:style-name="gr9" draw:text-style-name="P2" draw:layer="layout" svg:width="0.9cm" svg:height="0.7cm" svg:x="0.6cm" svg:y="0.9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cm" svg:height="0.4cm" svg:x="2cm" svg:y="0.8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5cm" svg:y1="1cm" svg:x2="2cm" svg:y2="1cm">
          <text:p/>
        </draw:line>
        <draw:line draw:style-name="gr4" draw:text-style-name="P3" draw:layer="layout" svg:x1="2.2cm" svg:y1="1.2cm" svg:x2="2.193cm" svg:y2="2.094cm">
          <text:p/>
        </draw:line>
        <draw:custom-shape draw:style-name="gr11" draw:text-style-name="P8" draw:layer="layout" svg:width="0.1cm" svg:height="0.1cm" svg:x="2.145cm" svg:y="1.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0.1cm" svg:height="0.1cm" draw:transform="rotate (1.5707963267949) translate (1.501cm 1.04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0.1cm" svg:height="0.1cm" draw:transform="rotate (-1.5707963267949) translate (7.802cm 2.84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0.1cm" svg:height="0.1cm" draw:transform="rotate (-1.5707963267949) translate (7.802cm 3.2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0.1cm" svg:height="0.1cm" draw:transform="rotate (-1.5707963267949) translate (8.702cm 3.0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0.1cm" svg:height="0.1cm" draw:transform="rotate (-1.5707963267949) translate (7.802cm 5.3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0.1cm" svg:height="0.1cm" draw:transform="rotate (-1.5707963267949) translate (7.802cm 5.7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0.1cm" svg:height="0.1cm" draw:transform="rotate (-1.5707963267949) translate (8.702cm 5.5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0.4cm" svg:height="0.4cm" svg:x="2.901cm" svg:y="1.3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501cm" svg:y1="1.5cm" svg:x2="2.9cm" svg:y2="1.5cm">
          <text:p/>
        </draw:line>
        <draw:custom-shape draw:style-name="gr11" draw:text-style-name="P8" draw:layer="layout" svg:width="0.1cm" svg:height="0.1cm" draw:transform="rotate (1.5707963267949) translate (1.502cm 1.54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3.099cm" svg:y1="2.1cm" svg:x2="3.099cm" svg:y2="1.7cm">
          <text:p/>
        </draw:line>
        <draw:custom-shape draw:style-name="gr11" draw:text-style-name="P8" draw:layer="layout" svg:width="0.1cm" svg:height="0.1cm" svg:x="3.046cm" svg:y="1.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5" draw:layer="layout" svg:width="1.507cm" svg:height="0.569cm" svg:x="2.921cm" svg:y="-0.1cm">
          <draw:text-box>
            <text:p><text:span text:style-name="T2">dtag 0</text:span></text:p>
          </draw:text-box>
        </draw:frame>
        <draw:line draw:style-name="gr4" draw:text-style-name="P3" draw:layer="layout" svg:x1="3.6cm" svg:y1="0.5cm" svg:x2="3.6cm" svg:y2="5.4cm">
          <text:p/>
        </draw:line>
        <draw:frame draw:style-name="gr13" draw:text-style-name="P5" draw:layer="layout" svg:width="1.906cm" svg:height="0.887cm" svg:x="3.994cm" svg:y="-0.099cm">
          <draw:text-box>
            <text:p><text:span text:style-name="T2">dtag </text:span><text:span text:style-name="T5">IW -1</text:span></text:p>
          </draw:text-box>
        </draw:frame>
        <draw:line draw:style-name="gr4" draw:text-style-name="P3" draw:layer="layout" svg:x1="4.7cm" svg:y1="0.5cm" svg:x2="4.7cm" svg:y2="5.4cm">
          <text:p/>
        </draw:line>
        <draw:line draw:style-name="gr4" draw:text-style-name="P3" draw:layer="layout" svg:x1="2.4cm" svg:y1="1cm" svg:x2="6cm" svg:y2="1cm">
          <text:p/>
        </draw:line>
        <draw:custom-shape draw:style-name="gr10" draw:text-style-name="P7" draw:layer="layout" svg:width="0.4cm" svg:height="0.4cm" svg:x="6cm" svg:y="0.8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9cm" svg:height="0.7cm" svg:x="7cm" svg:y="0.9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1cm" svg:height="0.1cm" svg:x="3.554cm" svg:y="0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3cm" svg:y1="1.5cm" svg:x2="5.2cm" svg:y2="1.5cm">
          <text:p/>
        </draw:line>
        <draw:custom-shape draw:style-name="gr10" draw:text-style-name="P7" draw:layer="layout" svg:width="0.4cm" svg:height="0.4cm" svg:x="5.201cm" svg:y="1.3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4cm" svg:y1="1cm" svg:x2="7cm" svg:y2="1cm">
          <text:p/>
        </draw:line>
        <draw:custom-shape draw:style-name="gr11" draw:text-style-name="P8" draw:layer="layout" svg:width="0.1cm" svg:height="0.1cm" draw:transform="rotate (-1.5707963267949) translate (7.002cm 0.9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5.6cm" svg:y1="1.5cm" svg:x2="7cm" svg:y2="1.5cm">
          <text:p/>
        </draw:line>
        <draw:custom-shape draw:style-name="gr11" draw:text-style-name="P8" draw:layer="layout" svg:width="0.1cm" svg:height="0.1cm" draw:transform="rotate (-1.5707963267949) translate (7.002cm 1.4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0.1cm" svg:height="0.1cm" svg:x="4.655cm" svg:y="1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4cm" svg:y1="2.101cm" svg:x2="5.4cm" svg:y2="1.701cm">
          <text:p/>
        </draw:line>
        <draw:custom-shape draw:style-name="gr11" draw:text-style-name="P8" draw:layer="layout" svg:width="0.1cm" svg:height="0.1cm" svg:x="5.347cm" svg:y="1.70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6.201cm" svg:y1="1.2cm" svg:x2="6.194cm" svg:y2="2.094cm">
          <text:p/>
        </draw:line>
        <draw:custom-shape draw:style-name="gr11" draw:text-style-name="P8" draw:layer="layout" svg:width="0.1cm" svg:height="0.1cm" svg:x="6.146cm" svg:y="1.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cm" svg:y1="1.6cm" svg:x2="0.994cm" svg:y2="2.094cm">
          <text:p/>
        </draw:line>
        <draw:custom-shape draw:style-name="gr11" draw:text-style-name="P8" draw:layer="layout" svg:width="0.1cm" svg:height="0.1cm" draw:transform="rotate (-3.14159265358979) translate (1.048cm 2.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7.4cm" svg:y1="1.594cm" svg:x2="7.394cm" svg:y2="2.088cm">
          <text:p/>
        </draw:line>
        <draw:custom-shape draw:style-name="gr11" draw:text-style-name="P8" draw:layer="layout" svg:width="0.1cm" svg:height="0.1cm" draw:transform="rotate (-3.14159265358979) translate (7.448cm 2.11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5" draw:layer="layout" svg:width="1.707cm" svg:height="0.645cm" svg:x="7.675cm" svg:y="2.013cm">
          <draw:text-box>
            <text:p text:style-name="P9"><text:span text:style-name="T6">inst 0</text:span></text:p>
          </draw:text-box>
        </draw:frame>
        <draw:frame draw:style-name="gr16" draw:text-style-name="P10" draw:layer="layout" svg:width="2.16cm" svg:height="0.569cm" svg:x="7.64cm" svg:y="4.523cm">
          <draw:text-box>
            <text:p><text:span text:style-name="T5">inst</text:span><text:span text:style-name="T7"> </text:span><text:span text:style-name="T8">IQS -1</text:span></text:p>
          </draw:text-box>
        </draw:frame>
        <draw:frame draw:style-name="gr17" draw:text-style-name="P6" draw:layer="layout" svg:width="1.119cm" svg:height="0.886cm" svg:x="3.581cm" svg:y="0.019cm">
          <draw:text-box>
            <text:p>…</text:p>
          </draw:text-box>
        </draw:frame>
        <draw:frame draw:style-name="gr18" draw:text-style-name="P10" draw:layer="layout" svg:width="1.606cm" svg:height="0.489cm" svg:x="1.094cm" svg:y="0.501cm">
          <draw:text-box>
            <text:p><text:span text:style-name="T7">match 0</text:span></text:p>
          </draw:text-box>
        </draw:frame>
        <draw:frame draw:style-name="gr18" draw:text-style-name="P10" draw:layer="layout" svg:width="1.606cm" svg:height="0.489cm" svg:x="0.848cm" svg:y="1.502cm">
          <draw:text-box>
            <text:p><text:span text:style-name="T7">match IW-1</text:span></text:p>
          </draw:text-box>
        </draw:frame>
        <draw:frame draw:style-name="gr18" draw:text-style-name="P10" draw:layer="layout" svg:width="1.606cm" svg:height="0.489cm" svg:x="6.294cm" svg:y="0.501cm">
          <draw:text-box>
            <text:p><text:span text:style-name="T7">match 0</text:span></text:p>
          </draw:text-box>
        </draw:frame>
        <draw:frame draw:style-name="gr18" draw:text-style-name="P10" draw:layer="layout" svg:width="1.606cm" svg:height="0.489cm" svg:x="6.048cm" svg:y="1.502cm">
          <draw:text-box>
            <text:p><text:span text:style-name="T7">match IW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06-23T09:09:13.111583316</dc:date>
    <meta:editing-duration>P2DT11H6M26S</meta:editing-duration>
    <meta:editing-cycles>89</meta:editing-cycles>
    <meta:generator>LibreOffice/6.0.7.3$Linux_X86_64 LibreOffice_project/00m0$Build-3</meta:generator>
    <meta:document-statistic meta:object-count="75"/>
  </office:meta>
</office:document-meta>
</file>